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Commo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rrows-black-base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e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6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nother-poppy.otp</text:p>
          </table:table-cell>
          <table:table-cell table:number-columns-repeated="4"/>
          <table:table-cell table:style-name="ce3" office:value-type="string">
            <text:p>http://art.gnome.org/backgrounds/abstract/260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quariu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elegan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trus-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otion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otio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ields-of-peace.otp</text:p>
          </table:table-cell>
          <table:table-cell table:number-columns-repeated="4"/>
          <table:table-cell table:style-name="ce3"/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resh-morning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wing-rectang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olthi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-concentratio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ish-wallpap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ebius-strip.otp</text:p>
          </table:table-cell>
          <table:table-cell table:number-columns-repeated="3"/>
          <table:table-cell office:value-type="string">
            <text:p>CC 2</text:p>
          </table:table-cell>
          <table:table-cell office:value-type="string">
            <text:p>http://art.gnome.org/backgrounds/abstract/23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re-green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urchenko.deviantart.com/art/More-GREEN-8090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0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1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2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2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3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4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5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6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7.otp</text:p>
          </table:table-cell>
          <table:table-cell/>
          <table:table-cell table:style-name="ce2"/>
          <table:table-cell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8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9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edi.otp</text:p>
          </table:table-cell>
          <table:table-cell/>
          <table:table-cell table:style-name="ce2"/>
          <table:table-cell/>
          <table:table-cell office:value-type="string">
            <text:p>CC 3</text:p>
          </table:table-cell>
          <table:table-cell office:value-type="string">
            <text:p>http://dianita89.deviantart.com/art/Sedi-60799398</text:p>
          </table:table-cell>
          <table:table-cell table:number-columns-repeated="249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11">
          <table:table-cell table:number-columns-repeated="256"/>
        </table:table-row>
        <table:table-row table:style-name="ro1" table:number-rows-repeated="7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>
          <table:table-cell table:number-columns-repeated="4"/>
          <table:table-cell table:style-name="Default"/>
          <table:table-cell table:number-columns-repeated="251"/>
        </table:table-row>
        <table:table-row table:style-name="ro1" table:number-rows-repeated="65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glish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BookLabel_12_4x3-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ountry_book6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kaledeiscope-bk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green-wine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ine-label8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rever CD Label.od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et Me Another Tie CD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ffice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hoto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nnets-lullabye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ripes-in-Pink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50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75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2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5-festival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1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2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3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-label1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_label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1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3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3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3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4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2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2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text2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2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lue-shp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lasicMailing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olor-bars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ile-Handle-with-Care-red-background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rance 02 Address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me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Gemini_label_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-Label-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Buss_with-Logo-01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LabelFlower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General_Theme_01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appl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lower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ruits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essbasket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os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yellow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easonsShipping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label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9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0">http://extensions.services.openoffice.org/project/license/950</text:a>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dar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 table:number-rows-repeated="648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74011-mygbrief.odt</text:p>
          </table:table-cell>
          <table:table-cell/>
          <table:table-cell office:value-type="string">
            <text:p>Louis Mertl</text:p>
          </table:table-cell>
          <table:table-cell/>
          <table:table-cell office:value-type="string">
            <text:p>GPL</text:p>
          </table:table-cell>
          <table:table-cell office:value-type="string">
            <text:p>http://www.opentemplate.org/content/show.php/New+G-Brief?content=74011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5">http://extensions.services.openoffice.org/project/license/955</text:a>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 table:number-rows-repeated="650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T_tarsasagi_szerzodes_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N12209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megold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SO_2859-1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inell-kemenysegmer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Idomszer_tervezo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zec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odaci_kniha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seznam_pohledavek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8">2009.08.18</text:date>, <text:time>08:05:2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07-04-25T07:50:52</meta:creation-date>
    <dc:creator>KAMI </dc:creator>
    <dc:date>2009-08-18T08:05:20</dc:date>
    <meta:editing-cycles>243</meta:editing-cycles>
    <meta:editing-duration>PT24H18M43S</meta:editing-duration>
    <meta:document-statistic meta:table-count="17" meta:cell-count="14943" meta:object-count="0"/>
    <meta:user-defined meta:name="Info 1"/>
    <meta:user-defined meta:name="Info 2"/>
    <meta:user-defined meta:name="Info 3"/>
    <meta:user-defined meta:name="Info 4"/>
  </office:meta>
</office:document-meta>
</file>